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C10000004E98A6B6D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pitch="variable"/>
    <style:font-face style:name="Noto Sans Arabic" svg:font-family="'Noto Sans Arabi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nux Biolinum O" fo:font-size="20pt" officeooo:rsid="00193699" officeooo:paragraph-rsid="00193699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Linux Biolinum O" fo:font-size="12pt" officeooo:rsid="00193699" officeooo:paragraph-rsid="00193699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inux Biolinum O" fo:font-size="12pt" officeooo:rsid="001b1634" officeooo:paragraph-rsid="001b163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inux Biolinum O" fo:font-size="12pt" officeooo:rsid="001b1634" officeooo:paragraph-rsid="001cfc5d" style:font-size-asian="10.5pt" style:font-size-complex="12pt"/>
    </style:style>
    <style:style style:name="P5" style:family="paragraph" style:parent-style-name="Standard">
      <style:paragraph-properties fo:text-align="start" style:justify-single-word="false" fo:break-before="page"/>
      <style:text-properties style:font-name="Linux Biolinum O" fo:font-size="12pt" officeooo:rsid="001b1634" officeooo:paragraph-rsid="001cfc5d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nux Biolinum O" fo:font-size="12pt" officeooo:rsid="0023cd41" officeooo:paragraph-rsid="0023cd41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nux Biolinum O" fo:font-size="12pt" officeooo:rsid="001cfc5d" officeooo:paragraph-rsid="001cfc5d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nux Biolinum O" fo:font-size="13pt" officeooo:rsid="00193699" officeooo:paragraph-rsid="00193699" style:font-size-asian="13pt" style:font-size-complex="13pt"/>
    </style:style>
    <style:style style:name="P9" style:family="paragraph" style:parent-style-name="Standard">
      <style:paragraph-properties fo:text-align="center" style:justify-single-word="false"/>
      <style:text-properties style:font-name="Linux Biolinum O" fo:font-size="6pt" officeooo:rsid="00193699" officeooo:paragraph-rsid="00193699" style:font-size-asian="5.25pt" style:font-size-complex="6pt"/>
    </style:style>
    <style:style style:name="P10" style:family="paragraph" style:parent-style-name="Standard">
      <style:text-properties style:font-name="Linux Biolinum O" fo:font-size="6pt" officeooo:rsid="00193699" officeooo:paragraph-rsid="00193699" style:font-size-asian="5.25pt" style:font-size-complex="6pt"/>
    </style:style>
    <style:style style:name="P11" style:family="paragraph" style:parent-style-name="Standard">
      <style:paragraph-properties fo:text-align="start" style:justify-single-word="false"/>
      <style:text-properties style:font-name="Linux Biolinum O" fo:font-size="6pt" officeooo:rsid="001b1634" officeooo:paragraph-rsid="001cfc5d" style:font-size-asian="5.25pt" style:font-size-complex="6pt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Linux Biolinum O" fo:font-size="13pt" officeooo:rsid="001e725c" officeooo:paragraph-rsid="001e725c" style:font-size-asian="13pt" style:font-size-complex="13pt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Linux Biolinum O" fo:font-size="10pt" officeooo:rsid="0023cd41" officeooo:paragraph-rsid="0023cd41" style:font-size-asian="10pt" style:font-size-complex="10pt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Linux Biolinum O" fo:font-size="14pt" officeooo:rsid="0031bbca" officeooo:paragraph-rsid="0031bbca" style:font-size-asian="14pt" style:font-size-complex="14pt"/>
    </style:style>
    <style:style style:name="T1" style:family="text">
      <style:text-properties officeooo:rsid="001cfc5d"/>
    </style:style>
    <style:style style:name="T2" style:family="text">
      <style:text-properties officeooo:rsid="001e725c"/>
    </style:style>
    <style:style style:name="T3" style:family="text">
      <style:text-properties officeooo:rsid="001f47fe"/>
    </style:style>
    <style:style style:name="T4" style:family="text">
      <style:text-properties officeooo:rsid="001f5ea0"/>
    </style:style>
    <style:style style:name="T5" style:family="text">
      <style:text-properties officeooo:rsid="00202151"/>
    </style:style>
    <style:style style:name="T6" style:family="text">
      <style:text-properties officeooo:rsid="0024cc24"/>
    </style:style>
    <style:style style:name="T7" style:family="text">
      <style:text-properties officeooo:rsid="00267108"/>
    </style:style>
    <style:style style:name="T8" style:family="text">
      <style:text-properties officeooo:rsid="0028b9f6"/>
    </style:style>
    <style:style style:name="T9" style:family="text">
      <style:text-properties officeooo:rsid="002a86fc"/>
    </style:style>
    <style:style style:name="T10" style:family="text">
      <style:text-properties officeooo:rsid="002dc68b"/>
    </style:style>
    <style:style style:name="T11" style:family="text">
      <style:text-properties officeooo:rsid="002fb045"/>
    </style:style>
    <style:style style:name="T12" style:family="text">
      <style:text-properties officeooo:rsid="0031bbc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Image1" text:anchor-type="char" svg:width="6.9252in" svg:height="0.5618in" draw:z-index="0"><draw:image xlink:href="Pictures/10000001000003C10000004E98A6B6D1.png" xlink:type="simple" xlink:show="embed" xlink:actuate="onLoad" draw:mime-type="image/png"/></draw:frame><text:span text:style-name="T12">Open Game Module</text:span> with Super Game Module <text:span text:style-name="T10">C</text:span>ompatibility <text:span text:style-name="T12">for Colecovision</text:span>.</text:p>
      <text:p text:style-name="P10"/>
      <text:p text:style-name="P1">QUICK START GUIDE</text:p>
      <text:p text:style-name="P9"/>
      <text:list text:style-name="L3">
        <text:list-item>
          <text:p text:style-name="P14">Setup Console</text:p>
        </text:list-item>
        <text:list-item>
          <text:p text:style-name="P14">Insert Open Game Module</text:p>
        </text:list-item>
        <text:list-item>
          <text:p text:style-name="P14">Insert Game Cartridge</text:p>
        </text:list-item>
        <text:list-item>
          <text:p text:style-name="P14">Power on Colecovision</text:p>
        </text:list-item>
      </text:list>
      <text:p text:style-name="P11"/>
      <text:p text:style-name="P6">SPECIFICATIONS:</text:p>
      <text:list text:style-name="L2">
        <text:list-item>
          <text:p text:style-name="P13">32 KiB of RAM</text:p>
        </text:list-item>
        <text:list-item>
          <text:p text:style-name="P13"><text:span text:style-name="T12">EPM7064</text:span> CPLD</text:p>
        </text:list-item>
        <text:list-item>
          <text:p text:style-name="P13">YMZ284 Sound Chip</text:p>
        </text:list-item>
        <text:list-item>
          <text:p text:style-name="P13">Super Game Module Compatible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pitch="variable"/>
    <style:font-face style:name="Noto Sans Arabic" svg:font-family="'Noto Sans Arabi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1T21:01:58.820762785</dc:date>
    <meta:editing-duration>PT1H50S</meta:editing-duration>
    <meta:editing-cycles>21</meta:editing-cycles>
    <meta:generator>LibreOffice/24.2.7.2$Linux_X86_64 LibreOffice_project/420$Build-2</meta:generator>
    <meta:document-statistic meta:table-count="0" meta:image-count="1" meta:object-count="0" meta:page-count="1" meta:paragraph-count="11" meta:word-count="47" meta:character-count="263" meta:non-whitespace-character-count="235"/>
  </office:meta>
</office:document-meta>
</file>